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officeooo:rsid="001be62d" officeooo:paragraph-rsid="001be62d"/>
    </style:style>
    <style:style style:name="P2" style:family="paragraph" style:parent-style-name="Heading_20_2">
      <style:text-properties officeooo:rsid="001be62d" officeooo:paragraph-rsid="001be62d"/>
    </style:style>
    <style:style style:name="P3" style:family="paragraph" style:parent-style-name="Heading_20_2">
      <style:text-properties officeooo:paragraph-rsid="001be62d"/>
    </style:style>
    <style:style style:name="P4" style:family="paragraph" style:parent-style-name="Text_20_body">
      <style:paragraph-properties fo:text-align="start" style:justify-single-word="false"/>
      <style:text-properties officeooo:paragraph-rsid="00215c67"/>
    </style:style>
    <style:style style:name="P5" style:family="paragraph" style:parent-style-name="Text_20_body">
      <style:text-properties officeooo:paragraph-rsid="001be62d"/>
    </style:style>
    <style:style style:name="P6" style:family="paragraph" style:parent-style-name="Text_20_body">
      <style:text-properties officeooo:paragraph-rsid="001cd81b"/>
    </style:style>
    <style:style style:name="P7" style:family="paragraph" style:parent-style-name="Text_20_body">
      <style:text-properties officeooo:paragraph-rsid="001e0e79"/>
    </style:style>
    <style:style style:name="P8" style:family="paragraph" style:parent-style-name="Text_20_body">
      <style:text-properties officeooo:paragraph-rsid="001eccdf"/>
    </style:style>
    <style:style style:name="P9" style:family="paragraph" style:parent-style-name="Text_20_body">
      <style:paragraph-properties fo:text-align="start" style:justify-single-word="false"/>
      <style:text-properties officeooo:rsid="00215c67" officeooo:paragraph-rsid="00215c67"/>
    </style:style>
    <style:style style:name="T1" style:family="text">
      <style:text-properties officeooo:rsid="001be62d"/>
    </style:style>
    <style:style style:name="T2" style:family="text">
      <style:text-properties officeooo:rsid="00215c67"/>
    </style:style>
    <style:style style:name="Sect1" style:family="section">
      <style:section-properties text:dont-balance-text-columns="false" style:editable="false">
        <style:columns fo:column-count="2">
          <style:column-sep style:width="0.009cm" style:color="#000000" style:height="100%" style:style="solid"/>
          <style:column style:rel-width="5697*" fo:start-indent="0cm" fo:end-indent="0.249cm"/>
          <style:column style:rel-width="3941*" fo:start-indent="0.249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on’t Fear The Reaper</text:h>
      <text:h text:style-name="P2" text:outline-level="2">Am <text:s/>G <text:s/>F <text:s/>G</text:h>
      <text:h text:style-name="P3" text:outline-level="2"><text:span text:style-name="T1">F <text:s/>G <text:s/>Am <text:s/>G, <text:s/>F <text:s/>E <text:s/>Am</text:span></text:h>
      <text:h text:style-name="Heading_20_3" text:outline-level="3">All our times have come</text:h>
      <text:p text:style-name="P8">Here but now they're gone, </text:p>
      <text:p text:style-name="P8">Seasons don't fear the reaper</text:p>
      <text:section text:style-name="Sect1" text:name="Section2">
        <text:p text:style-name="Text_20_body">Nor do the wind, the sun or the rain... <text:s/></text:p>
        <text:p text:style-name="Text_20_body">Come on baby... <text:s text:c="26"/></text:p>
        <text:p text:style-name="Text_20_body">Baby take my hand... <text:s text:c="25"/></text:p>
        <text:p text:style-name="Text_20_body">We'll be able to fly... <text:s text:c="25"/></text:p>
        <text:p text:style-name="P6">we can be like they are</text:p>
        <text:p text:style-name="P6">don't fear the reaper</text:p>
        <text:p text:style-name="P6">don't fear the reaper</text:p>
        <text:p text:style-name="P6">don't fear the reaper</text:p>
      </text:section>
      <text:h text:style-name="Heading_20_3" text:outline-level="3">Valentine is done</text:h>
      <text:p text:style-name="P8">Here but now they're gone, </text:p>
      <text:p text:style-name="P8">Romeo and Juliet</text:p>
      <text:section text:style-name="Sect1" text:name="Section3">
        <text:p text:style-name="Text_20_body">Are together in eternity... <text:s text:c="14"/></text:p>
        <text:p text:style-name="Text_20_body">+40,000+ men and women everyday... <text:s text:c="7"/></text:p>
        <text:p text:style-name="Text_20_body">+40,000+ men and women everyday... <text:s/></text:p>
        <text:p text:style-name="Text_20_body">+Another 40,000+ coming everyday... </text:p>
        <text:p text:style-name="Text_20_body">Come on baby... <text:s text:c="22"/></text:p>
        <text:p text:style-name="P6">Romeo and Juliet</text:p>
        <text:p text:style-name="P6">Like Romeo and Juliet</text:p>
        <text:p text:style-name="P6">Redefine happiness</text:p>
        <text:p text:style-name="P6">We can be like they are</text:p>
        <text:p text:style-name="P6">don't fear the reaper</text:p>
      </text:section>
      <text:h text:style-name="Heading_20_3" text:outline-level="3">Love of two is one</text:h>
      <text:p text:style-name="Text_20_body">Here but now they're gone</text:p>
      <text:p text:style-name="Text_20_body">Came the last night of sadness, And it was clear she couldn't go on</text:p>
      <text:p text:style-name="P7">Then the door was open and the wind appeared, </text:p>
      <text:p text:style-name="P7">The candles blew and then disappeared</text:p>
      <text:section text:style-name="Sect1" text:name="Section1">
        <text:p text:style-name="P5">The curtains flew and then he appeared…</text:p>
        <text:p text:style-name="P5">Come on baby…</text:p>
        <text:p text:style-name="P5">And she ran to him... <text:s text:c="2"/></text:p>
        <text:p text:style-name="P5">They looked backward and said goodbye... </text:p>
        <text:p text:style-name="P5">She had taken his hand... <text:s text:c="2"/></text:p>
        <text:p text:style-name="P5">Come on baby... <text:s text:c="11"/></text:p>
        <text:p text:style-name="P5"><text:span text:style-name="T1">saying don't be afraid </text:span></text:p>
        <text:p text:style-name="P5"><text:span text:style-name="T1">And she had no fear</text:span></text:p>
        <text:p text:style-name="P5"><text:span text:style-name="T1">T</text:span>hen they started to fly <text:s text:c="10"/></text:p>
        <text:p text:style-name="P5"><text:span text:style-name="T1">S</text:span>he had become like they are</text:p>
        <text:p text:style-name="P5"><text:span text:style-name="T1">S</text:span>he had become like they are</text:p>
        <text:p text:style-name="P5"><text:s/><text:span text:style-name="T1">D</text:span>on't fear the reaper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2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fo:line-height="75%" style:page-number="auto"/>
      <style:text-properties fo:font-size="14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style-name="Regular" style:font-family-generic="roman" style:font-pitch="variable" fo:font-size="36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opacity="100%"/>
      <style:paragraph-properties fo:margin-top="0.199cm" fo:margin-bottom="0.199cm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style-name="Regular" style:font-family-generic="roman" style:font-pitch="variable" fo:font-size="32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09:02:00.147339905</meta:creation-date>
    <dc:title>Default</dc:title>
    <meta:editing-cycles>8</meta:editing-cycles>
    <meta:generator>LibreOffice/7.6.4.1$MacOSX_AARCH64 LibreOffice_project/e19e193f88cd6c0525a17fb7a176ed8e6a3e2aa1</meta:generator>
    <meta:editing-duration>PT1H34M25S</meta:editing-duration>
    <dc:date>2025-04-14T10:38:14.746245824</dc:date>
    <meta:print-date>2025-04-14T10:24:44.975423223</meta:print-date>
    <meta:document-statistic meta:table-count="0" meta:image-count="0" meta:object-count="0" meta:page-count="1" meta:paragraph-count="44" meta:word-count="218" meta:character-count="1270" meta:non-whitespace-character-count="922"/>
    <meta:template xlink:type="simple" xlink:actuate="onRequest" xlink:title="Default" xlink:href="../../../../../../Applications/LibreOffice.app/Contents/Resources/template/common/styles/Default.ott" meta:date="2025-04-14T09:02:00.076050591"/>
  </office:meta>
</office:document-meta>
</file>